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1f642" officeooo:paragraph-rsid="0011f64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presa que venda una aplicación que escanee una foto de una planta o huerta e indique el estado de la misma, dando recomendaciones de su cuidado y cultivo. Ademas la aplicacion debe reconocer que tipo de planta se muestra, dar ideas sobre que y como plantar. Para aquellas personas que quieran contratar un servicio mas personalizado, se vende un paquete en el cual se colocan sensores que detecten automaticamente cuando algo pasa en la huerta, avisando directamente al cliente. Se vende un kit para empezar a cultivar, este incluye: Una bolsa de semillas, un mini huerto con tamaño optimo para el cultivo de las semillas incluidas, fertilizante, sustrato, juego de herramientas y accesorio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2T12:38:35.079000000</meta:creation-date>
    <meta:editing-duration>PT25S</meta:editing-duration>
    <meta:editing-cycles>2</meta:editing-cycles>
    <meta:generator>LibreOffice/24.8.0.3$Windows_X86_64 LibreOffice_project/0bdf1299c94fe897b119f97f3c613e9dca6be583</meta:generator>
    <dc:date>2024-10-02T12:38:41.558000000</dc:date>
    <meta:document-statistic meta:table-count="0" meta:image-count="0" meta:object-count="0" meta:page-count="1" meta:paragraph-count="1" meta:word-count="113" meta:character-count="694" meta:non-whitespace-character-count="582"/>
  </office:meta>
</office:document-meta>
</file>